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size="12pt" officeooo:rsid="00025470" style:font-size-asian="12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25470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25470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normal" officeooo:rsid="00025470" style:font-size-asian="12pt" style:font-style-asian="normal" style:font-style-complex="normal"/>
    </style:style>
    <style:style style:name="T7" style:family="text">
      <style:text-properties fo:font-weight="normal" officeooo:rsid="000288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de Uso – </text:span><text:span text:style-name="T2">Inativação do cadastro do cliente.</text:span></text:p>
      <text:p text:style-name="P2">Condição:</text:p>
      <text:p text:style-name="Standard"><text:span text:style-name="T1"><text:tab/></text:span><text:span text:style-name="T3">Estar na tela de </text:span><text:span text:style-name="T6">pesquisa</text:span><text:span text:style-name="T3">.</text:span></text:p>
      <text:p text:style-name="Standard"><text:span text:style-name="T1">Fluxo Normal:</text:span><text:span text:style-name="T5"> </text:span><text:bookmark text:name="_GoBack"/></text:p>
      <text:p text:style-name="Standard"><text:span text:style-name="T3"><text:tab/></text:span><text:span text:style-name="T4">1</text:span><text:span text:style-name="T3"> – </text:span><text:span text:style-name="T4">Informar nome do cliente</text:span><text:span text:style-name="T5">.</text:span></text:p>
      <text:p text:style-name="Standard"><text:span text:style-name="T5"><text:tab/></text:span><text:span text:style-name="T6">2</text:span><text:span text:style-name="T3"> – </text:span><text:span text:style-name="T4">Selecionar cliente</text:span><text:span text:style-name="T3">.</text:span></text:p>
      <text:p text:style-name="Standard"><text:span text:style-name="T3"><text:tab/></text:span><text:span text:style-name="T4">3</text:span><text:span text:style-name="T3"> – </text:span><text:span text:style-name="T4">Inativar cliente</text:span><text:span text:style-name="T3">.</text:span></text:p>
      <text:p text:style-name="Standard"><text:span text:style-name="T3"><text:tab/></text:span><text:span text:style-name="T4">4 – Confirmar inativação.</text:span></text:p>
      <text:p text:style-name="P3"><text:tab/>5 – Encerrar caso de uso.</text:p>
      <text:p text:style-name="P2">Fluxo Alternativo:</text:p>
      <text:p text:style-name="P2"><text:tab/><text:span text:style-name="T7">4.1 – Confirmação de inativação negada.</text:span></text:p>
      <text:p text:style-name="P2"><text:span text:style-name="T7"><text:tab/>4.1.2 – Encerrar caso de us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4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4</meta:editing-cycles>
    <meta:creation-date>2015-09-17T19:03:00</meta:creation-date>
    <dc:date>2015-09-23T16:03:47.881026655</dc:date>
    <meta:editing-duration>PT12M28S</meta:editing-duration>
    <meta:generator>LibreOffice/4.4.2.2$Linux_x86 LibreOffice_project/40m0$Build-2</meta:generator>
    <meta:document-statistic meta:table-count="0" meta:image-count="0" meta:object-count="0" meta:page-count="1" meta:paragraph-count="12" meta:word-count="47" meta:character-count="314" meta:non-whitespace-character-count="2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